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Arial1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 fo:background-color="#ffffff">
        <style:tab-stops>
          <style:tab-stop style:position="7.223cm"/>
        </style:tab-stops>
        <style:background-image/>
      </style:paragraph-properties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 fo:background-color="#ffffff">
        <style:tab-stops>
          <style:tab-stop style:position="7.223cm"/>
        </style:tab-stops>
        <style:background-image/>
      </style:paragraph-properties>
      <style:text-properties style:font-name="Arial1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Arial1" fo:font-size="10.5pt" style:font-size-asian="10.5pt" style:font-size-complex="10.5pt"/>
    </style:style>
    <style:style style:name="P6" style:family="paragraph" style:parent-style-name="Standard">
      <style:paragraph-properties fo:text-align="start" style:justify-single-word="false" fo:background-color="#ffffff">
        <style:tab-stops>
          <style:tab-stop style:position="6.429cm"/>
        </style:tab-stops>
        <style:background-image/>
      </style:paragraph-properties>
      <style:text-properties style:font-name="Arial1" fo:font-size="10.5pt" style:font-size-asian="10.5pt" style:font-size-complex="10.5pt"/>
    </style:style>
    <style:style style:name="P7" style:family="paragraph" style:parent-style-name="Standard">
      <style:paragraph-properties fo:text-align="start" style:justify-single-word="false" fo:background-color="#ffffff" fo:padding="0.074cm" fo:border-left="none" fo:border-right="none" fo:border-top="none" fo:border-bottom="0.06pt solid #000000" style:join-border="false">
        <style:tab-stops>
          <style:tab-stop style:position="7.25cm"/>
        </style:tab-stops>
        <style:background-image/>
      </style:paragraph-properties>
      <style:text-properties style:font-name="Arial1" fo:font-size="10.5pt" style:font-size-asian="10.5pt" style:font-size-complex="10.5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zept</text:span><text:line-break/><text:span text:style-name="T2">[Datum.heute]</text:span></text:p>
      <text:p text:style-name="P2"/>
      <text:p text:style-name="P3">[Mandant.Name] [Mandant.Vorname] </text:p>
      <text:p text:style-name="P4"/>
      <text:p text:style-name="P6">Facharzt für Allgemeinmedizin FMH<text:tab/>KSK: [Mandant.KSK]</text:p>
      <text:p text:style-name="P6">[Mandant.Strasse]<text:tab/>EAN: [Mandant.EAN]</text:p>
      <text:p text:style-name="P6">[Mandant.Plz] [Mandant.Ort] <text:tab/></text:p>
      <text:p text:style-name="P7">Tel. [Mandant.Telefon1]<text:line-break/></text:p>
      <text:p text:style-name="P5"/>
      <text:p text:style-name="P5">Rp.</text:p>
      <text:p text:style-name="P5"/>
      <text:p text:style-name="P5">[Patient.Name] [Patient.Vorname], [Patient.Geburtsdatum]</text:p>
      <text:p text:style-name="P5"/>
      <text:p text:style-name="P5"/>
      <text:p text:style-name="P5">[Rezeptzeilen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CH" style:font-name-asian="Tahoma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creation-date>2006-03-29T11:21:03</meta:creation-date>
    <dc:date>2012-06-13T15:34:45.09</dc:date>
    <dc:language>de-CH</dc:language>
    <meta:editing-cycles>19</meta:editing-cycles>
    <meta:editing-duration>PT23M28S</meta:editing-duration>
    <meta:document-statistic meta:table-count="0" meta:image-count="0" meta:object-count="0" meta:page-count="1" meta:paragraph-count="9" meta:word-count="22" meta:character-count="267" meta:non-whitespace-character-count="250"/>
    <meta:user-defined meta:name="Info 1"/>
    <meta:user-defined meta:name="Info 2"/>
    <meta:user-defined meta:name="Info 3"/>
    <meta:user-defined meta:name="Info 4"/>
  </office:meta>
</office:document-meta>
</file>